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automatic-styles>
    <style:style style:name="P1" style:family="paragraph" style:parent-style-name="Heading_20_2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Heading_20_2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P4" style:family="paragraph" style:parent-style-name="Standard">
      <style:paragraph-properties fo:break-before="auto" fo:line-height="115%" fo:margin-top="0cm" style:writing-mode="lr-tb"/>
    </style:style>
    <style:style style:name="T4_1" style:family="text"/>
    <style:style style:name="T4_2" style:family="text"/>
    <style:style style:name="T4_3" style:family="text"/>
    <style:style style:name="T4_4" style:family="text"/>
    <style:style style:name="T4_5" style:family="text"/>
    <style:style style:name="T4_6" style:family="text"/>
    <style:style style:name="T4_7" style:family="text"/>
    <style:style style:name="P5" style:family="paragraph" style:parent-style-name="Standard">
      <style:paragraph-properties fo:break-before="auto" fo:line-height="115%" fo:margin-top="0cm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P6" style:family="paragraph" style:parent-style-name="Standard">
      <style:paragraph-properties fo:break-before="auto" fo:line-height="115%" fo:margin-top="0cm" fo:margin-bottom="0cm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P7" style:family="paragraph" style:parent-style-name="Standard">
      <style:paragraph-properties fo:break-before="auto" fo:line-height="115%" style:writing-mode="lr-tb"/>
    </style:style>
    <style:style style:name="P8" style:family="paragraph" style:parent-style-name="Standard">
      <style:paragraph-properties fo:break-before="auto" fo:line-height="115%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style:writing-mode="lr-tb"/>
    </style:style>
    <style:style style:name="P10" style:family="paragraph" style:parent-style-name="Heading_20_2">
      <style:paragraph-properties fo:break-before="auto" fo:line-height="115%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P12" style:family="paragraph" style:parent-style-name="Standard">
      <style:paragraph-properties fo:break-before="auto" fo:line-height="115%" fo:margin-top="0cm" style:writing-mode="lr-tb"/>
    </style:style>
    <style:style style:name="T12_1" style:family="text"/>
    <style:style style:name="T12_2" style:family="text"/>
    <style:style style:name="T12_3" style:family="text"/>
    <style:style style:name="T12_4" style:family="text"/>
    <style:style style:name="T12_5" style:family="text"/>
    <style:style style:name="T12_6" style:family="text"/>
    <style:style style:name="T12_7" style:family="text"/>
    <style:style style:name="T12_8" style:family="text"/>
    <style:style style:name="T12_9" style:family="text"/>
    <style:style style:name="T12_10" style:family="text"/>
    <style:style style:name="T12_11" style:family="text"/>
    <style:style style:name="T12_12" style:family="text"/>
    <style:style style:name="T12_13" style:family="text"/>
    <style:style style:name="T12_14" style:family="text"/>
    <style:style style:name="T12_15" style:family="text"/>
    <style:style style:name="T12_16" style:family="text"/>
    <style:style style:name="T12_17" style:family="text"/>
    <style:style style:name="T12_18" style:family="text"/>
    <style:style style:name="T12_19" style:family="text"/>
    <style:style style:name="T12_20" style:family="text"/>
    <style:style style:name="T12_21" style:family="text"/>
    <style:style style:name="T12_22" style:family="text"/>
    <style:style style:name="P13" style:family="paragraph" style:parent-style-name="Standard">
      <style:paragraph-properties fo:break-before="auto" fo:line-height="115%" fo:margin-top="0cm" fo:margin-bottom="0cm" style:writing-mode="lr-tb"/>
    </style:style>
    <style:style style:name="T13_1" style:family="text"/>
    <style:style style:name="T13_2" style:family="text"/>
    <style:style style:name="T13_3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Heading_20_2">
      <style:paragraph-properties fo:break-before="auto" fo:line-height="115%" style:writing-mode="lr-tb"/>
    </style:style>
    <style:style style:name="T15_1" style:family="text"/>
    <style:style style:name="P16" style:family="paragraph" style:parent-style-name="Standard">
      <style:paragraph-properties fo:break-before="auto" fo:line-height="115%" fo:margin-top="0cm" style:writing-mode="lr-tb"/>
    </style:style>
    <style:style style:name="T16_1" style:family="text"/>
    <style:style style:name="T16_2" style:family="text"/>
    <style:style style:name="T16_3" style:family="text"/>
    <style:style style:name="T16_4" style:family="text"/>
    <style:style style:name="T16_5" style:family="text"/>
    <style:style style:name="T16_6" style:family="text"/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P19" style:family="paragraph" style:parent-style-name="Standard">
      <style:paragraph-properties fo:break-before="auto" fo:line-height="115%" fo:margin-top="0cm" fo:margin-bottom="0cm" style:writing-mode="lr-tb"/>
    </style:style>
    <style:style style:name="T19_1" style:family="text"/>
    <style:style style:name="T19_2" style:family="text"/>
    <style:style style:name="T19_3" style:family="text"/>
    <style:style style:name="T19_4" style:family="text"/>
    <style:style style:name="T19_5" style:family="text"/>
    <style:style style:name="T19_6" style:family="text"/>
    <style:style style:name="T19_7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Heading_20_2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P22" style:family="paragraph" style:parent-style-name="Standard">
      <style:paragraph-properties fo:break-before="auto" fo:line-height="115%" fo:margin-top="0cm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P23" style:family="paragraph" style:parent-style-name="Standard">
      <style:paragraph-properties fo:break-before="auto" fo:line-height="115%" fo:margin-top="0cm" fo:margin-bottom="0cm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Heading_20_2">
      <style:paragraph-properties fo:break-before="auto" fo:line-height="115%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T25_14" style:family="text"/>
    <style:style style:name="T25_15" style:family="text"/>
    <style:style style:name="T25_16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P27" style:family="paragraph" style:parent-style-name="Standard">
      <style:paragraph-properties fo:break-before="auto" fo:line-height="115%" fo:margin-top="0cm" style:writing-mode="lr-tb"/>
    </style:style>
    <style:style style:name="T27_1" style:family="text"/>
    <style:style style:name="P28" style:family="paragraph" style:parent-style-name="Standard">
      <style:paragraph-properties fo:break-before="auto" fo:line-height="115%" fo:margin-top="0cm" style:writing-mode="lr-tb"/>
    </style:style>
    <style:style style:name="T28_1" style:family="text"/>
    <style:style style:name="P29" style:family="paragraph" style:parent-style-name="Standard">
      <style:paragraph-properties fo:break-before="auto" fo:line-height="115%" fo:margin-top="0cm" fo:margin-bottom="0cm" style:writing-mode="lr-tb"/>
    </style:style>
    <style:style style:name="T29_1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Heading_20_2">
      <style:paragraph-properties fo:break-before="auto" fo:line-height="115%" style:writing-mode="lr-tb"/>
    </style:style>
    <style:style style:name="T31_1" style:family="text"/>
    <style:style style:name="T31_2" style:family="text"/>
    <style:style style:name="T31_3" style:family="text"/>
    <style:style style:name="T31_4" style:family="text"/>
    <style:style style:name="T31_5" style:family="text"/>
    <style:style style:name="T31_6" style:family="text"/>
    <style:style style:name="P32" style:family="paragraph" style:parent-style-name="Standard">
      <style:paragraph-properties fo:break-before="auto" fo:line-height="115%" fo:margin-top="0cm" style:writing-mode="lr-tb"/>
    </style:style>
    <style:style style:name="T32_1" style:family="text"/>
    <style:style style:name="T32_2" style:family="text"/>
    <style:style style:name="T32_3" style:family="text"/>
    <style:style style:name="P33" style:family="paragraph" style:parent-style-name="Standard">
      <style:paragraph-properties fo:break-before="auto" fo:line-height="115%" fo:margin-top="0cm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T33_6" style:family="text"/>
    <style:style style:name="T33_7" style:family="text"/>
    <style:style style:name="P34" style:family="paragraph" style:parent-style-name="Standard">
      <style:paragraph-properties fo:break-before="auto" fo:line-height="115%" fo:margin-top="0cm" fo:margin-bottom="0cm" style:writing-mode="lr-tb"/>
    </style:style>
    <style:style style:name="T34_1" style:family="text"/>
    <style:style style:name="T34_2" style:family="text"/>
    <style:style style:name="T34_3" style:family="text"/>
    <style:style style:name="P35" style:family="paragraph" style:parent-style-name="Standard">
      <style:paragraph-properties fo:break-before="auto" fo:line-height="115%" style:writing-mode="lr-tb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/>
    <style:style style:name="T36_2" style:family="text"/>
    <style:style style:name="T36_3" style:family="text"/>
    <style:style style:name="T36_4" style:family="text"/>
    <style:style style:name="T36_5" style:family="text"/>
    <style:style style:name="T36_6" style:family="text"/>
    <style:style style:name="T36_7" style:family="text"/>
    <style:style style:name="T36_8" style:family="text"/>
    <style:style style:name="T36_9" style:family="text"/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tyle="italic" style:font-style-asian="italic" style:font-style-complex="italic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tyle="italic" style:font-style-asian="italic" style:font-style-complex="italic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tyle="italic" style:font-style-asian="italic" style:font-style-complex="italic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tyle="italic" style:font-style-asian="italic" style:font-style-complex="italic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Heading_20_2">
      <style:paragraph-properties fo:break-before="auto" fo:line-height="115%" style:writing-mode="lr-tb"/>
    </style:style>
    <style:style style:name="T43_1" style:family="text"/>
    <style:style style:name="T43_2" style:family="text"/>
    <style:style style:name="T43_3" style:family="text"/>
    <style:style style:name="T43_4" style:family="text"/>
    <style:style style:name="T43_5" style:family="text"/>
    <style:style style:name="T43_6" style:family="text"/>
    <style:style style:name="T43_7" style:family="text"/>
    <style:style style:name="T43_8" style:family="text"/>
    <style:style style:name="T43_9" style:family="text"/>
    <style:style style:name="T43_10" style:family="text"/>
    <style:style style:name="T43_11" style:family="text"/>
    <style:style style:name="T43_12" style:family="text"/>
    <style:style style:name="P44" style:family="paragraph" style:parent-style-name="Standard">
      <style:paragraph-properties fo:break-before="auto" fo:line-height="115%" style:writing-mode="lr-tb"/>
    </style:style>
    <style:style style:name="T44_1" style:family="text"/>
    <style:style style:name="T44_2" style:family="text"/>
    <style:style style:name="T44_3" style:family="text"/>
    <style:style style:name="T44_4" style:family="text"/>
    <style:style style:name="T44_5" style:family="text"/>
    <style:style style:name="T44_6" style:family="text"/>
    <style:style style:name="T44_7" style:family="text"/>
    <style:style style:name="T44_8" style:family="text"/>
    <style:style style:name="T44_9" style:family="text"/>
    <style:style style:name="T44_10" style:family="text"/>
    <style:style style:name="T44_11" style:family="text"/>
    <style:style style:name="T44_12" style:family="text"/>
    <style:style style:name="T44_13" style:family="text"/>
    <style:style style:name="T44_14" style:family="text"/>
    <style:style style:name="T44_15" style:family="text"/>
    <style:style style:name="P45" style:family="paragraph" style:parent-style-name="Standard">
      <style:paragraph-properties fo:break-before="auto" fo:line-height="115%" style:writing-mode="lr-tb"/>
    </style:style>
    <style:style style:name="P46" style:family="paragraph" style:parent-style-name="Heading_20_2">
      <style:paragraph-properties fo:break-before="auto" fo:line-height="115%" style:writing-mode="lr-tb"/>
    </style:style>
    <style:style style:name="T46_1" style:family="text"/>
    <style:style style:name="T46_2" style:family="text"/>
    <style:style style:name="T46_3" style:family="text"/>
    <style:style style:name="T46_4" style:family="text"/>
    <style:style style:name="T46_5" style:family="text"/>
    <style:style style:name="T46_6" style:family="text"/>
    <style:style style:name="T46_7" style:family="text"/>
    <style:style style:name="T46_8" style:family="text"/>
    <style:style style:name="T46_9" style:family="text"/>
    <style:style style:name="T46_10" style:family="text"/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T48_1" style:family="text"/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P50" style:family="paragraph" style:parent-style-name="Standard">
      <style:paragraph-properties fo:break-before="auto" fo:line-height="115%" style:writing-mode="lr-tb"/>
    </style:style>
    <style:style style:name="T50_1" style:family="text"/>
    <style:style style:name="T50_2" style:family="text"/>
    <style:style style:name="T50_3" style:family="text"/>
    <style:style style:name="T50_4" style:family="text"/>
    <style:style style:name="T50_5" style:family="text"/>
    <style:style style:name="T50_6" style:family="text"/>
    <style:style style:name="T50_7" style:family="text"/>
    <style:style style:name="T50_8" style:family="text"/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P52" style:family="paragraph" style:parent-style-name="Standard">
      <style:paragraph-properties fo:break-before="auto" fo:line-height="115%" style:writing-mode="lr-tb"/>
    </style:style>
    <style:style style:name="T52_1" style:family="text"/>
    <style:style style:name="T52_2" style:family="text"/>
    <style:style style:name="T52_3" style:family="text"/>
    <style:style style:name="T52_4" style:family="text"/>
    <style:style style:name="T52_5" style:family="text"/>
    <style:style style:name="T52_6" style:family="text"/>
    <style:style style:name="T52_7" style:family="text"/>
    <style:style style:name="T52_8" style:family="text"/>
    <style:style style:name="T52_9" style:family="text"/>
    <style:style style:name="T52_10" style:family="text"/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P54" style:family="paragraph" style:parent-style-name="Standard">
      <style:paragraph-properties fo:break-before="auto" fo:line-height="115%" style:writing-mode="lr-tb"/>
    </style:style>
    <style:style style:name="T54_1" style:family="text"/>
    <style:style style:name="T54_2" style:family="text"/>
    <style:style style:name="T54_3" style:family="text"/>
    <style:style style:name="T54_4" style:family="text"/>
    <style:style style:name="T54_5" style:family="text"/>
    <style:style style:name="T54_6" style:family="text"/>
    <style:style style:name="T54_7" style:family="text"/>
    <style:style style:name="T54_8" style:family="text"/>
    <style:style style:name="T54_9" style:family="text"/>
    <style:style style:name="T54_10" style:family="text"/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Heading_20_2">
      <style:paragraph-properties fo:break-before="auto" fo:line-height="115%" style:writing-mode="lr-tb"/>
    </style:style>
    <style:style style:name="T57_1" style:family="text"/>
    <style:style style:name="P58" style:family="paragraph" style:parent-style-name="Standard">
      <style:paragraph-properties fo:break-before="auto" fo:line-height="115%" style:writing-mode="lr-tb"/>
    </style:style>
    <style:style style:name="T58_1" style:family="text"/>
    <style:style style:name="T58_2" style:family="text"/>
    <style:style style:name="T58_3" style:family="text"/>
    <style:style style:name="T58_4" style:family="text"/>
    <style:style style:name="T58_5" style:family="text"/>
    <style:style style:name="T58_6" style:family="text"/>
    <style:style style:name="T58_7" style:family="text"/>
    <style:style style:name="T58_8" style:family="text"/>
    <style:style style:name="T58_9" style:family="text"/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tyle="italic" style:font-style-asian="italic" style:font-style-complex="italic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tyle="italic" style:font-style-asian="italic" style:font-style-complex="italic"/>
    </style:style>
    <style:style style:name="T60_2" style:family="text">
      <style:text-properties fo:font-style="italic" style:font-style-asian="italic" style:font-style-complex="italic"/>
    </style:style>
    <style:style style:name="T60_3" style:family="text">
      <style:text-properties fo:font-style="italic" style:font-style-asian="italic" style:font-style-complex="italic"/>
    </style:style>
    <style:style style:name="T60_4" style:family="text">
      <style:text-properties fo:font-style="italic" style:font-style-asian="italic" style:font-style-complex="italic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tyle="italic" style:font-style-asian="italic" style:font-style-complex="italic"/>
    </style:style>
    <style:style style:name="T61_2" style:family="text">
      <style:text-properties fo:font-style="italic" style:font-style-asian="italic" style:font-style-complex="italic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tyle="italic" style:font-style-asian="italic" style:font-style-complex="italic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T64_2" style:family="text"/>
    <style:style style:name="T64_3" style:family="text"/>
    <style:style style:name="T64_4" style:family="text"/>
    <style:style style:name="T64_5" style:family="text"/>
    <style:style style:name="T64_6" style:family="text"/>
    <style:style style:name="T64_7" style:family="text"/>
    <style:style style:name="T64_8" style:family="text"/>
    <style:style style:name="T64_9" style:family="text"/>
    <style:style style:name="T64_10" style:family="text"/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P68" style:family="paragraph" style:parent-style-name="Standard">
      <style:paragraph-properties fo:break-before="auto" fo:line-height="115%" style:writing-mode="lr-tb"/>
    </style:style>
    <style:style style:name="T68_1" style:family="text">
      <style:text-properties fo:font-style="italic" style:font-style-asian="italic" style:font-style-complex="italic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T74_3" style:family="text"/>
    <style:style style:name="T74_4" style:family="text"/>
    <style:style style:name="T74_5" style:family="text"/>
    <style:style style:name="T74_6" style:family="text"/>
    <style:style style:name="T74_7" style:family="text"/>
    <style:style style:name="T74_8" style:family="text"/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P76" style:family="paragraph" style:parent-style-name="Standard">
      <style:paragraph-properties fo:break-before="auto" fo:line-height="115%" style:writing-mode="lr-tb"/>
    </style:style>
    <style:style style:name="T76_1" style:family="text"/>
    <style:style style:name="T76_2" style:family="text"/>
    <style:style style:name="P77" style:family="paragraph" style:parent-style-name="Standard">
      <style:paragraph-properties fo:break-before="auto" fo:line-height="115%" style:writing-mode="lr-tb"/>
    </style:style>
    <style:style style:name="T77_1" style:family="text"/>
    <style:style style:name="T77_2" style:family="text"/>
    <style:style style:name="P78" style:family="paragraph" style:parent-style-name="Standard">
      <style:paragraph-properties fo:break-before="auto" fo:line-height="115%" style:writing-mode="lr-tb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2">
      <style:paragraph-properties fo:break-before="auto" fo:line-height="115%" style:writing-mode="lr-tb"/>
    </style:style>
    <style:style style:name="T80_1" style:family="text"/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P82" style:family="paragraph" style:parent-style-name="Standard">
      <style:paragraph-properties fo:break-before="auto" fo:line-height="115%" style:writing-mode="lr-tb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T82_6" style:family="text"/>
    <style:style style:name="T82_7" style:family="text"/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color="#b7b7b7"/>
    </style:style>
    <style:style style:name="T83_2" style:family="text">
      <style:text-properties fo:color="#b7b7b7"/>
    </style:style>
    <style:style style:name="T83_3" style:family="text">
      <style:text-properties fo:color="#b7b7b7"/>
    </style:style>
    <style:style style:name="T83_4" style:family="text">
      <style:text-properties fo:color="#b7b7b7"/>
    </style:style>
    <style:style style:name="T83_5" style:family="text">
      <style:text-properties fo:color="#b7b7b7"/>
    </style:style>
    <style:style style:name="T83_6" style:family="text">
      <style:text-properties fo:color="#b7b7b7"/>
    </style:style>
    <style:style style:name="T83_7" style:family="text">
      <style:text-properties fo:color="#b7b7b7"/>
    </style:style>
    <style:style style:name="T83_8" style:family="text">
      <style:text-properties fo:color="#b7b7b7"/>
    </style:style>
    <style:style style:name="T83_9" style:family="text">
      <style:text-properties fo:color="#b7b7b7"/>
    </style:style>
    <style:style style:name="T83_10" style:family="text">
      <style:text-properties fo:color="#b7b7b7"/>
    </style:style>
    <style:style style:name="T83_11" style:family="text">
      <style:text-properties fo:color="#b7b7b7"/>
    </style:style>
    <style:style style:name="T83_12" style:family="text">
      <style:text-properties fo:color="#b7b7b7"/>
    </style:style>
    <style:style style:name="T83_13" style:family="text">
      <style:text-properties fo:color="#b7b7b7"/>
    </style:style>
    <style:style style:name="T83_14" style:family="text">
      <style:text-properties fo:color="#b7b7b7"/>
    </style:style>
    <style:style style:name="T83_15" style:family="text">
      <style:text-properties fo:color="#b7b7b7"/>
    </style:style>
    <style:style style:name="T83_16" style:family="text">
      <style:text-properties fo:color="#b7b7b7"/>
    </style:style>
    <style:style style:name="T83_17" style:family="text">
      <style:text-properties fo:color="#b7b7b7"/>
    </style:style>
    <style:style style:name="T83_18" style:family="text">
      <style:text-properties fo:color="#b7b7b7"/>
    </style:style>
    <style:style style:name="T83_19" style:family="text">
      <style:text-properties fo:color="#b7b7b7"/>
    </style:style>
    <style:style style:name="T83_20" style:family="text">
      <style:text-properties fo:color="#b7b7b7"/>
    </style:style>
    <style:style style:name="P84" style:family="paragraph" style:parent-style-name="Standard">
      <style:paragraph-properties fo:break-before="auto" fo:line-height="115%" style:writing-mode="lr-tb"/>
    </style:style>
    <style:style style:name="T84_1" style:family="text">
      <style:text-properties fo:color="#b7b7b7"/>
    </style:style>
    <style:style style:name="T84_2" style:family="text">
      <style:text-properties fo:color="#b7b7b7"/>
    </style:style>
    <style:style style:name="T84_3" style:family="text">
      <style:text-properties fo:color="#b7b7b7"/>
    </style:style>
    <style:style style:name="T84_4" style:family="text">
      <style:text-properties fo:color="#b7b7b7"/>
    </style:style>
    <style:style style:name="T84_5" style:family="text">
      <style:text-properties fo:color="#b7b7b7"/>
    </style:style>
    <style:style style:name="T84_6" style:family="text">
      <style:text-properties fo:color="#b7b7b7"/>
    </style:style>
    <style:style style:name="T84_7" style:family="text">
      <style:text-properties fo:color="#b7b7b7"/>
    </style:style>
    <style:style style:name="T84_8" style:family="text">
      <style:text-properties fo:color="#b7b7b7"/>
    </style:style>
    <style:style style:name="T84_9" style:family="text">
      <style:text-properties fo:color="#b7b7b7"/>
    </style:style>
    <style:style style:name="T84_10" style:family="text">
      <style:text-properties fo:color="#b7b7b7"/>
    </style:style>
    <style:style style:name="T84_11" style:family="text">
      <style:text-properties fo:color="#b7b7b7"/>
    </style:style>
    <style:style style:name="T84_12" style:family="text">
      <style:text-properties fo:color="#b7b7b7"/>
    </style:style>
    <style:style style:name="T84_13" style:family="text">
      <style:text-properties fo:color="#b7b7b7"/>
    </style:style>
    <style:style style:name="T84_14" style:family="text">
      <style:text-properties fo:color="#b7b7b7"/>
    </style:style>
    <style:style style:name="T84_15" style:family="text">
      <style:text-properties fo:color="#b7b7b7"/>
    </style:style>
    <style:style style:name="T84_16" style:family="text">
      <style:text-properties fo:color="#b7b7b7"/>
    </style:style>
    <style:style style:name="T84_17" style:family="text">
      <style:text-properties fo:color="#b7b7b7"/>
    </style:style>
    <style:style style:name="T84_18" style:family="text">
      <style:text-properties fo:color="#b7b7b7"/>
    </style:style>
    <style:style style:name="T84_19" style:family="text">
      <style:text-properties fo:color="#b7b7b7"/>
    </style:style>
    <style:style style:name="T84_20" style:family="text">
      <style:text-properties fo:color="#b7b7b7"/>
    </style:style>
    <style:style style:name="T84_21" style:family="text">
      <style:text-properties fo:color="#b7b7b7"/>
    </style:style>
    <style:style style:name="T84_22" style:family="text">
      <style:text-properties fo:color="#b7b7b7"/>
    </style:style>
    <style:style style:name="T84_23" style:family="text">
      <style:text-properties fo:color="#b7b7b7"/>
    </style:style>
    <style:style style:name="T84_24" style:family="text">
      <style:text-properties fo:color="#b7b7b7"/>
    </style:style>
    <style:style style:name="T84_25" style:family="text">
      <style:text-properties fo:color="#b7b7b7"/>
    </style:style>
    <style:style style:name="T84_26" style:family="text">
      <style:text-properties fo:color="#b7b7b7"/>
    </style:style>
    <style:style style:name="T84_27" style:family="text">
      <style:text-properties fo:color="#b7b7b7"/>
    </style:style>
    <style:style style:name="T84_28" style:family="text">
      <style:text-properties fo:color="#b7b7b7"/>
    </style:style>
    <style:style style:name="T84_29" style:family="text">
      <style:text-properties fo:color="#b7b7b7"/>
    </style:style>
    <style:style style:name="T84_30" style:family="text">
      <style:text-properties fo:color="#b7b7b7"/>
    </style:style>
    <style:style style:name="T84_31" style:family="text">
      <style:text-properties fo:color="#b7b7b7"/>
    </style:style>
    <style:style style:name="T84_32" style:family="text">
      <style:text-properties fo:color="#b7b7b7"/>
    </style:style>
    <style:style style:name="T84_33" style:family="text">
      <style:text-properties fo:color="#b7b7b7"/>
    </style:style>
    <style:style style:name="T84_34" style:family="text">
      <style:text-properties fo:color="#b7b7b7"/>
    </style:style>
    <style:style style:name="T84_35" style:family="text">
      <style:text-properties fo:color="#b7b7b7"/>
    </style:style>
    <style:style style:name="T84_36" style:family="text">
      <style:text-properties fo:color="#b7b7b7"/>
    </style:style>
    <style:style style:name="T84_37" style:family="text">
      <style:text-properties fo:color="#b7b7b7"/>
    </style:style>
    <style:style style:name="T84_38" style:family="text">
      <style:text-properties fo:color="#b7b7b7"/>
    </style:style>
    <style:style style:name="T84_39" style:family="text">
      <style:text-properties fo:color="#b7b7b7"/>
    </style:style>
    <style:style style:name="T84_40" style:family="text">
      <style:text-properties fo:color="#b7b7b7"/>
    </style:style>
    <style:style style:name="T84_41" style:family="text">
      <style:text-properties fo:color="#b7b7b7"/>
    </style:style>
    <style:style style:name="T84_42" style:family="text">
      <style:text-properties fo:color="#b7b7b7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background-color="#ffffff" fo:color="#b7b7b7"/>
    </style:style>
    <style:style style:name="T85_2" style:family="text">
      <style:text-properties fo:background-color="#ffffff" fo:color="#b7b7b7"/>
    </style:style>
    <style:style style:name="T85_3" style:family="text">
      <style:text-properties fo:background-color="#ffffff" fo:color="#b7b7b7"/>
    </style:style>
    <style:style style:name="T85_4" style:family="text">
      <style:text-properties fo:background-color="#ffffff" fo:color="#b7b7b7"/>
    </style:style>
    <style:style style:name="T85_5" style:family="text">
      <style:text-properties fo:background-color="#ffffff" fo:color="#b7b7b7"/>
    </style:style>
    <style:style style:name="T85_6" style:family="text">
      <style:text-properties fo:background-color="#ffffff" fo:color="#b7b7b7"/>
    </style:style>
    <style:style style:name="T85_7" style:family="text">
      <style:text-properties fo:background-color="#ffffff" fo:color="#b7b7b7"/>
    </style:style>
    <style:style style:name="T85_8" style:family="text">
      <style:text-properties fo:background-color="#ffffff" fo:color="#b7b7b7"/>
    </style:style>
    <style:style style:name="T85_9" style:family="text">
      <style:text-properties fo:background-color="#ffffff" fo:color="#b7b7b7"/>
    </style:style>
    <style:style style:name="T85_10" style:family="text">
      <style:text-properties fo:background-color="#ffffff" fo:color="#b7b7b7"/>
    </style:style>
    <style:style style:name="T85_11" style:family="text">
      <style:text-properties fo:background-color="#eeeeee" fo:color="#b7b7b7" style:font-name="Courier New" fo:font-size="10pt" style:font-name-asian="Courier New" style:font-size-asian="10pt" style:font-name-complex="Courier New" style:font-size-complex="10pt"/>
    </style:style>
    <style:style style:name="T85_12" style:family="text">
      <style:text-properties fo:background-color="#ffffff" fo:color="#b7b7b7"/>
    </style:style>
    <style:style style:name="T85_13" style:family="text">
      <style:text-properties fo:background-color="#eeeeee" fo:color="#b7b7b7" style:font-name="Courier New" fo:font-size="10pt" style:font-name-asian="Courier New" style:font-size-asian="10pt" style:font-name-complex="Courier New" style:font-size-complex="10pt"/>
    </style:style>
    <style:style style:name="T85_14" style:family="text">
      <style:text-properties fo:background-color="#eeeeee" fo:color="#b7b7b7" style:font-name="Courier New" fo:font-size="10pt" style:font-name-asian="Courier New" style:font-size-asian="10pt" style:font-name-complex="Courier New" style:font-size-complex="10pt"/>
    </style:style>
    <style:style style:name="T85_15" style:family="text">
      <style:text-properties fo:background-color="#eeeeee" fo:color="#b7b7b7" style:font-name="Courier New" fo:font-size="10pt" style:font-name-asian="Courier New" style:font-size-asian="10pt" style:font-name-complex="Courier New" style:font-size-complex="10pt"/>
    </style:style>
    <style:style style:name="T85_16" style:family="text">
      <style:text-properties fo:background-color="#ffffff" fo:color="#b7b7b7"/>
    </style:style>
    <style:style style:name="T85_17" style:family="text">
      <style:text-properties fo:background-color="#ffffff" fo:color="#b7b7b7"/>
    </style:style>
    <style:style style:name="T85_18" style:family="text">
      <style:text-properties fo:background-color="#ffffff" fo:color="#b7b7b7"/>
    </style:style>
    <style:style style:name="T85_19" style:family="text">
      <style:text-properties fo:background-color="#ffffff" fo:color="#b7b7b7"/>
    </style:style>
    <style:style style:name="T85_20" style:family="text">
      <style:text-properties fo:background-color="#ffffff" fo:color="#b7b7b7"/>
    </style:style>
    <style:style style:name="T85_21" style:family="text">
      <style:text-properties fo:background-color="#ffffff" fo:color="#b7b7b7"/>
    </style:style>
    <style:style style:name="T85_22" style:family="text">
      <style:text-properties fo:background-color="#ffffff" fo:color="#b7b7b7"/>
    </style:style>
    <style:style style:name="T85_23" style:family="text">
      <style:text-properties fo:background-color="#ffffff" fo:color="#b7b7b7"/>
    </style:style>
    <style:style style:name="T85_24" style:family="text">
      <style:text-properties fo:background-color="#ffffff" fo:color="#b7b7b7"/>
    </style:style>
    <style:style style:name="T85_25" style:family="text">
      <style:text-properties fo:background-color="#ffffff" fo:color="#b7b7b7"/>
    </style:style>
    <style:style style:name="T85_26" style:family="text">
      <style:text-properties fo:background-color="#ffffff" fo:color="#b7b7b7"/>
    </style:style>
    <style:style style:name="T85_27" style:family="text">
      <style:text-properties fo:background-color="#ffffff" fo:color="#b7b7b7"/>
    </style:style>
    <style:style style:name="T85_28" style:family="text">
      <style:text-properties fo:background-color="#ffffff" fo:color="#b7b7b7"/>
    </style:style>
    <style:style style:name="T85_29" style:family="text">
      <style:text-properties fo:background-color="#ffffff" fo:color="#b7b7b7"/>
    </style:style>
    <style:style style:name="T85_30" style:family="text">
      <style:text-properties fo:background-color="#ffffff" fo:color="#b7b7b7"/>
    </style:style>
    <style:style style:name="T85_31" style:family="text">
      <style:text-properties fo:background-color="#ffffff" fo:color="#b7b7b7"/>
    </style:style>
    <style:style style:name="T85_32" style:family="text">
      <style:text-properties fo:background-color="#ffffff" fo:color="#b7b7b7"/>
    </style:style>
    <style:style style:name="T85_33" style:family="text">
      <style:text-properties fo:background-color="#ffffff" fo:color="#b7b7b7"/>
    </style:style>
    <style:style style:name="T85_34" style:family="text">
      <style:text-properties fo:background-color="#ffffff" fo:color="#b7b7b7"/>
    </style:style>
    <style:style style:name="T85_35" style:family="text">
      <style:text-properties fo:background-color="#ffffff" fo:color="#b7b7b7"/>
    </style:style>
    <style:style style:name="T85_36" style:family="text">
      <style:text-properties fo:background-color="#ffffff" fo:color="#b7b7b7"/>
    </style:style>
    <style:style style:name="T85_37" style:family="text">
      <style:text-properties fo:background-color="#ffffff" fo:color="#b7b7b7"/>
    </style:style>
    <style:style style:name="T85_38" style:family="text">
      <style:text-properties fo:background-color="#ffffff" fo:color="#b7b7b7"/>
    </style:style>
    <style:style style:name="T85_39" style:family="text">
      <style:text-properties fo:background-color="#ffffff" fo:color="#b7b7b7"/>
    </style:style>
    <style:style style:name="T85_40" style:family="text">
      <style:text-properties fo:background-color="#ffffff" fo:color="#b7b7b7"/>
    </style:style>
    <style:style style:name="T85_41" style:family="text">
      <style:text-properties fo:background-color="#ffffff" fo:color="#b7b7b7"/>
    </style:style>
    <style:style style:name="T85_42" style:family="text">
      <style:text-properties fo:background-color="#ffffff" fo:color="#b7b7b7"/>
    </style:style>
    <style:style style:name="T85_43" style:family="text">
      <style:text-properties fo:background-color="#ffffff" fo:color="#b7b7b7"/>
    </style:style>
    <style:style style:name="T85_44" style:family="text">
      <style:text-properties fo:background-color="#ffffff" fo:color="#b7b7b7"/>
    </style:style>
    <style:style style:name="T85_45" style:family="text">
      <style:text-properties fo:background-color="#ffffff" fo:color="#b7b7b7"/>
    </style:style>
    <style:style style:name="T85_46" style:family="text">
      <style:text-properties fo:background-color="#ffffff" fo:color="#b7b7b7"/>
    </style:style>
    <style:style style:name="T85_47" style:family="text">
      <style:text-properties fo:background-color="#ffffff" fo:color="#b7b7b7"/>
    </style:style>
    <style:style style:name="T85_48" style:family="text">
      <style:text-properties fo:background-color="#ffffff" fo:color="#b7b7b7"/>
    </style:style>
    <style:style style:name="T85_49" style:family="text">
      <style:text-properties fo:background-color="#ffffff" fo:color="#b7b7b7"/>
    </style:style>
    <style:style style:name="T85_50" style:family="text">
      <style:text-properties fo:background-color="#ffffff" fo:color="#b7b7b7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>
      <style:text-properties fo:background-color="#ffffff" fo:color="#222222"/>
    </style:style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P87" style:family="paragraph" style:parent-style-name="Standard">
      <style:paragraph-properties fo:break-before="auto" fo:line-height="115%" style:writing-mode="lr-tb"/>
    </style:style>
    <style:style style:name="T87_1" style:family="text"/>
    <style:style style:name="T87_2" style:family="text"/>
    <style:style style:name="T87_3" style:family="text"/>
    <style:style style:name="T87_4" style:family="text"/>
    <style:style style:name="P88" style:family="paragraph" style:parent-style-name="Standard">
      <style:paragraph-properties fo:break-before="auto" fo:line-height="115%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P89" style:family="paragraph" style:parent-style-name="Standard">
      <style:paragraph-properties fo:break-before="auto" fo:line-height="115%" style:writing-mode="lr-tb"/>
    </style:style>
    <style:style style:name="T89_1" style:family="text"/>
    <style:style style:name="T89_2" style:family="text"/>
    <style:style style:name="T89_3" style:family="text"/>
    <style:style style:name="T89_4" style:family="text"/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Heading_20_2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T96_2" style:family="text"/>
    <style:style style:name="T96_3" style:family="text"/>
    <style:style style:name="T96_4" style:family="text"/>
    <style:style style:name="P97" style:family="paragraph" style:parent-style-name="Standard">
      <style:paragraph-properties fo:break-before="auto" fo:line-height="115%" fo:margin-top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P98" style:family="paragraph" style:parent-style-name="Standard">
      <style:paragraph-properties fo:break-before="auto" fo:line-height="115%" fo:margin-top="0cm" fo:margin-bottom="0cm" style:writing-mode="lr-tb"/>
    </style:style>
    <style:style style:name="T98_1" style:family="text"/>
    <style:style style:name="T98_2" style:family="text"/>
    <style:style style:name="T98_3" style:family="text"/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T101_2" style:family="text"/>
    <style:style style:name="T101_3" style:family="text"/>
    <style:style style:name="T101_4" style:family="text"/>
    <style:style style:name="T101_5" style:family="text"/>
    <style:style style:name="T101_6" style:family="text"/>
    <style:style style:name="T101_7" style:family="text"/>
    <style:style style:name="T101_8" style:family="text"/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T107_3" style:family="text"/>
    <style:style style:name="T107_4" style:family="text"/>
    <style:style style:name="T107_5" style:family="text"/>
    <style:style style:name="T107_6" style:family="text"/>
    <style:style style:name="T107_7" style:family="text"/>
    <style:style style:name="T107_8" style:family="text"/>
    <style:style style:name="T107_9" style:family="text"/>
    <style:style style:name="T107_10" style:family="text"/>
    <style:style style:name="T107_11" style:family="text"/>
    <style:style style:name="T107_12" style:family="text"/>
    <style:style style:name="T107_13" style:family="text"/>
    <style:style style:name="T107_14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P109" style:family="paragraph" style:parent-style-name="Standard">
      <style:paragraph-properties fo:break-before="auto" fo:line-height="115%" style:writing-mode="lr-tb"/>
    </style:style>
    <style:style style:name="T109_1" style:family="text"/>
    <style:style style:name="T109_2" style:family="text"/>
    <style:style style:name="T109_3" style:family="text"/>
    <style:style style:name="T109_4" style:family="text"/>
    <style:style style:name="T109_5" style:family="text"/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Heading_20_2">
      <style:paragraph-properties fo:break-before="auto" fo:line-height="115%" style:writing-mode="lr-tb"/>
    </style:style>
    <style:style style:name="T112_1" style:family="text"/>
    <style:style style:name="P113" style:family="paragraph" style:parent-style-name="Standard">
      <style:paragraph-properties fo:break-before="auto" fo:line-height="115%" style:writing-mode="lr-tb"/>
    </style:style>
    <style:style style:name="T113_1" style:family="text"/>
    <style:style style:name="T113_2" style:family="text"/>
    <style:style style:name="T113_3" style:family="text"/>
    <style:style style:name="T113_4" style:family="text"/>
    <style:style style:name="T113_5" style:family="text"/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P115" style:family="paragraph" style:parent-style-name="Standard">
      <style:paragraph-properties fo:break-before="auto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/>
    <style:style style:name="T116_2" style:family="text"/>
    <style:style style:name="T116_3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Heading_20_2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P119" style:family="paragraph" style:parent-style-name="Standard">
      <style:paragraph-properties fo:break-before="auto" fo:line-height="115%" style:writing-mode="lr-tb"/>
    </style:style>
    <style:style style:name="T119_1" style:family="text"/>
    <style:style style:name="T119_2" style:family="text"/>
    <style:style style:name="T119_3" style:family="text"/>
    <style:style style:name="T119_4" style:family="text"/>
    <style:style style:name="T119_5" style:family="text"/>
    <style:style style:name="T119_6" style:family="text"/>
    <style:style style:name="T119_7" style:family="text"/>
    <style:style style:name="T119_8" style:family="text"/>
    <style:style style:name="T119_9" style:family="text"/>
    <style:style style:name="T119_10" style:family="text"/>
    <style:style style:name="T119_11" style:family="text"/>
    <style:style style:name="T119_12" style:family="text"/>
    <style:style style:name="T119_13" style:family="text"/>
    <style:style style:name="T119_14" style:family="text"/>
    <style:style style:name="T119_15" style:family="text"/>
    <style:style style:name="T119_16" style:family="text"/>
    <style:style style:name="T119_17" style:family="text"/>
    <style:style style:name="T119_18" style:family="text"/>
    <style:style style:name="T119_19" style:family="text"/>
    <style:style style:name="T119_20" style:family="text"/>
    <style:style style:name="T119_21" style:family="text"/>
    <style:style style:name="T119_22" style:family="text"/>
    <style:style style:name="T119_23" style:family="text"/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P121" style:family="paragraph" style:parent-style-name="Standard">
      <style:paragraph-properties fo:break-before="auto" fo:line-height="115%" style:writing-mode="lr-tb"/>
    </style:style>
  </office:automatic-styles>
  <office:body>
    <office:text>
      <text:h text:style-name="P1" text:outline-level="10"><text:bookmark-start text:name="h.favyjgdix3r"/><text:bookmark-end text:name="h.favyjgdix3r"/><text:span text:style-name="T1_1">Visual</text:span><text:span text:style-name="T1_2"><text:s/></text:span><text:span text:style-name="T1_3">Studio</text:span><text:span text:style-name="T1_4"><text:s/></text:span><text:span text:style-name="T1_5">install</text:span></text:h>
      <text:p text:style-name="P2"/>
      <text:h text:style-name="P3" text:outline-level="10"><text:bookmark-start text:name="h.w40u8eu7yvtj"/><text:bookmark-end text:name="h.w40u8eu7yvtj"/><text:span text:style-name="T3_1">.</text:span><text:span text:style-name="T3_2">NET</text:span><text:span text:style-name="T3_3"><text:s/></text:span><text:span text:style-name="T3_4">Framework</text:span><text:span text:style-name="T3_5"><text:s/>(</text:span><text:span text:style-name="T3_6">Web</text:span><text:span text:style-name="T3_7">,<text:s/></text:span><text:span text:style-name="T3_8">SQL</text:span><text:span text:style-name="T3_9"><text:s/></text:span><text:span text:style-name="T3_10">DB</text:span><text:span text:style-name="T3_11">,<text:s/></text:span><text:span text:style-name="T3_12">Desktop</text:span><text:span text:style-name="T3_13">)</text:span></text:h>
      <text:list text:style-name="LS1" xml:id="list0">
        <text:list-item>
          <text:p text:style-name="P4"><text:span text:style-name="T4_1">CLR</text:span><text:span text:style-name="T4_2">:<text:s/></text:span><text:span text:style-name="T4_3">Common</text:span><text:span text:style-name="T4_4"><text:s/></text:span><text:span text:style-name="T4_5">Language</text:span><text:span text:style-name="T4_6"><text:s/></text:span><text:span text:style-name="T4_7">Runtime</text:span></text:p>
        </text:list-item>
        <text:list-item>
          <text:p text:style-name="P5"><text:span text:style-name="T5_1">BCL</text:span><text:span text:style-name="T5_2">:<text:s/></text:span><text:span text:style-name="T5_3">Base</text:span><text:span text:style-name="T5_4"><text:s/></text:span><text:span text:style-name="T5_5">Class</text:span><text:span text:style-name="T5_6"><text:s/></text:span><text:span text:style-name="T5_7">Library</text:span></text:p>
        </text:list-item>
        <text:list-item>
          <text:p text:style-name="P6"><text:span text:style-name="T6_1">FCL</text:span><text:span text:style-name="T6_2">:<text:s/></text:span><text:span text:style-name="T6_3">Framework</text:span><text:span text:style-name="T6_4"><text:s/></text:span><text:span text:style-name="T6_5">Class</text:span><text:span text:style-name="T6_6"><text:s/></text:span><text:span text:style-name="T6_7">Library</text:span></text:p>
        </text:list-item>
      </text:list>
      <text:p text:style-name="P7"/>
      <text:p text:style-name="P8"><text:span text:style-name="T8_1">Preinstalled</text:span><text:span text:style-name="T8_2"><text:s/></text:span><text:span text:style-name="T8_3">framework</text:span><text:span text:style-name="T8_4"><text:s/></text:span><text:span text:style-name="T8_5">versions</text:span><text:span text:style-name="T8_6"><text:s/></text:span><text:span text:style-name="T8_7">on</text:span><text:span text:style-name="T8_8"><text:s/></text:span><text:span text:style-name="T8_9">Windows</text:span></text:p>
      <text:p text:style-name="P9"/>
      <text:h text:style-name="P10" text:outline-level="10"><text:bookmark-start text:name="h.ht5l3rvdfvbh"/><text:bookmark-end text:name="h.ht5l3rvdfvbh"/><text:span text:style-name="T10_1">CLR</text:span><text:span text:style-name="T10_2"><text:s/>~<text:s/></text:span><text:span text:style-name="T10_3">Java</text:span><text:span text:style-name="T10_4"><text:s/></text:span><text:span text:style-name="T10_5">Virtual</text:span><text:span text:style-name="T10_6"><text:s/></text:span><text:span text:style-name="T10_7">Machine</text:span></text:h>
      <text:list text:style-name="LS2" xml:id="list3">
        <text:list-item>
          <text:p text:style-name="P11"><text:span text:style-name="T11_1">memory</text:span><text:span text:style-name="T11_2"><text:s/></text:span><text:span text:style-name="T11_3">management</text:span></text:p>
        </text:list-item>
        <text:list-item>
          <text:p text:style-name="P12"><text:span text:style-name="T12_1">operating</text:span><text:span text:style-name="T12_2"><text:s/></text:span><text:span text:style-name="T12_3">system</text:span><text:span text:style-name="T12_4"><text:s/></text:span><text:span text:style-name="T12_5">and</text:span><text:span text:style-name="T12_6"><text:s/></text:span><text:span text:style-name="T12_7">hardware</text:span><text:span text:style-name="T12_8"><text:s/></text:span><text:span text:style-name="T12_9">independence</text:span><text:span text:style-name="T12_10"><text:s/>(</text:span><text:span text:style-name="T12_11">Windows</text:span><text:span text:style-name="T12_12"><text:s/></text:span><text:span text:style-name="T12_13">XP</text:span><text:span text:style-name="T12_14">/7/8/</text:span><text:span text:style-name="T12_15">Server</text:span><text:span text:style-name="T12_16"><text:s/></text:span><text:span text:style-name="T12_17">and</text:span><text:span text:style-name="T12_18"><text:s/></text:span><text:span text:style-name="T12_19">Windows</text:span><text:span text:style-name="T12_20"><text:s/></text:span><text:span text:style-name="T12_21">Phone</text:span><text:span text:style-name="T12_22">)</text:span></text:p>
        </text:list-item>
        <text:list-item>
          <text:p text:style-name="P13"><text:span text:style-name="T13_1">language</text:span><text:span text:style-name="T13_2"><text:s/></text:span><text:span text:style-name="T13_3">independence</text:span></text:p>
        </text:list-item>
      </text:list>
      <text:p text:style-name="P14"/>
      <text:h text:style-name="P15" text:outline-level="10"><text:bookmark-start text:name="h.ydi1x8leuoj6"/><text:bookmark-end text:name="h.ydi1x8leuoj6"/><text:span text:style-name="T15_1">FCL</text:span></text:h>
      <text:list text:style-name="LS3" xml:id="list6">
        <text:list-item>
          <text:p text:style-name="P16"><text:span text:style-name="T16_1">1000</text:span><text:span text:style-name="T16_2">s</text:span><text:span text:style-name="T16_3"><text:s/></text:span><text:span text:style-name="T16_4">of</text:span><text:span text:style-name="T16_5"><text:s/></text:span><text:span text:style-name="T16_6">classes</text:span></text:p>
        </text:list-item>
        <text:list-item>
          <text:p text:style-name="P17"><text:span text:style-name="T17_1">TCP</text:span><text:span text:style-name="T17_2"><text:s/>/<text:s/></text:span><text:span text:style-name="T17_3">HTTP</text:span><text:span text:style-name="T17_4"><text:s/></text:span><text:span text:style-name="T17_5">etc</text:span><text:span text:style-name="T17_6">.</text:span></text:p>
        </text:list-item>
        <text:list-item>
          <text:p text:style-name="P18"><text:span text:style-name="T18_1">ASP</text:span><text:span text:style-name="T18_2">.</text:span><text:span text:style-name="T18_3">NET</text:span></text:p>
        </text:list-item>
        <text:list-item>
          <text:p text:style-name="P19"><text:span text:style-name="T19_1">WCF</text:span><text:span text:style-name="T19_2">:<text:s/></text:span><text:span text:style-name="T19_3">Windows</text:span><text:span text:style-name="T19_4"><text:s/></text:span><text:span text:style-name="T19_5">Communication</text:span><text:span text:style-name="T19_6"><text:s/></text:span><text:span text:style-name="T19_7">Foundation</text:span></text:p>
        </text:list-item>
      </text:list>
      <text:p text:style-name="P20"/>
      <text:h text:style-name="P21" text:outline-level="10"><text:bookmark-start text:name="h.ybpiu81nazdc"/><text:bookmark-end text:name="h.ybpiu81nazdc"/><text:span text:style-name="T21_1">C</text:span><text:span text:style-name="T21_2">#<text:s/></text:span><text:span text:style-name="T21_3">language</text:span></text:h>
      <text:list text:style-name="LS4" xml:id="list10">
        <text:list-item>
          <text:p text:style-name="P22"><text:span text:style-name="T22_1">create</text:span><text:span text:style-name="T22_2"><text:s/></text:span><text:span text:style-name="T22_3">apps</text:span><text:span text:style-name="T22_4">,<text:s/></text:span><text:span text:style-name="T22_5">services</text:span><text:span text:style-name="T22_6">,<text:s/></text:span><text:span text:style-name="T22_7">libraries</text:span></text:p>
        </text:list-item>
        <text:list-item>
          <text:p text:style-name="P23"><text:span text:style-name="T23_1">syntax</text:span><text:span text:style-name="T23_2"><text:s/></text:span><text:span text:style-name="T23_3">is</text:span><text:span text:style-name="T23_4"><text:s/></text:span><text:span text:style-name="T23_5">similar</text:span><text:span text:style-name="T23_6"><text:s/></text:span><text:span text:style-name="T23_7">to</text:span><text:span text:style-name="T23_8"><text:s/></text:span><text:span text:style-name="T23_9">Java</text:span><text:span text:style-name="T23_10">,<text:s/></text:span><text:span text:style-name="T23_11">C</text:span><text:span text:style-name="T23_12">++,<text:s/></text:span><text:span text:style-name="T23_13">JavaScript</text:span></text:p>
        </text:list-item>
      </text:list>
      <text:p text:style-name="P24"/>
      <text:h text:style-name="P25" text:outline-level="10"><text:bookmark-start text:name="h.jlu9kl1tsoa9"/><text:bookmark-end text:name="h.jlu9kl1tsoa9"/><text:span text:style-name="T25_1">Visual</text:span><text:span text:style-name="T25_2"><text:s/></text:span><text:span text:style-name="T25_3">Studio</text:span><text:span text:style-name="T25_4"><text:s/></text:span><text:span text:style-name="T25_5">is</text:span><text:span text:style-name="T25_6"><text:s/></text:span><text:span text:style-name="T25_7">an</text:span><text:span text:style-name="T25_8"><text:s/></text:span><text:span text:style-name="T25_9">IDE</text:span><text:span text:style-name="T25_10"><text:s/>(</text:span><text:span text:style-name="T25_11">Integrated</text:span><text:span text:style-name="T25_12"><text:s/></text:span><text:span text:style-name="T25_13">development</text:span><text:span text:style-name="T25_14"><text:s/></text:span><text:span text:style-name="T25_15">environment</text:span><text:span text:style-name="T25_16">)</text:span></text:h>
      <text:list text:style-name="LS5" xml:id="list12">
        <text:list-item>
          <text:p text:style-name="P26"><text:span text:style-name="T26_1">editor</text:span></text:p>
        </text:list-item>
        <text:list-item>
          <text:p text:style-name="P27"><text:span text:style-name="T27_1">compiler</text:span></text:p>
        </text:list-item>
        <text:list-item>
          <text:p text:style-name="P28"><text:span text:style-name="T28_1">debugging</text:span></text:p>
        </text:list-item>
        <text:list-item>
          <text:p text:style-name="P29"><text:span text:style-name="T29_1">testing</text:span></text:p>
        </text:list-item>
      </text:list>
      <text:p text:style-name="P30"/>
      <text:h text:style-name="P31" text:outline-level="10"><text:bookmark-start text:name="h.8t0j1043emfw"/><text:bookmark-end text:name="h.8t0j1043emfw"/><text:span text:style-name="T31_1"><text:s/></text:span><text:span text:style-name="T31_2">Configure</text:span><text:span text:style-name="T31_3"><text:s/></text:span><text:span text:style-name="T31_4">Visual</text:span><text:span text:style-name="T31_5"><text:s/></text:span><text:span text:style-name="T31_6">Studio</text:span></text:h>
      <text:list text:style-name="LS6" xml:id="list16">
        <text:list-item>
          <text:p text:style-name="P32"><text:span text:style-name="T32_1">line</text:span><text:span text:style-name="T32_2"><text:s/></text:span><text:span text:style-name="T32_3">numbers</text:span></text:p>
        </text:list-item>
        <text:list-item>
          <text:p text:style-name="P33"><text:span text:style-name="T33_1">auto</text:span><text:span text:style-name="T33_2">-</text:span><text:span text:style-name="T33_3">hide</text:span><text:span text:style-name="T33_4"><text:s/></text:span><text:span text:style-name="T33_5">all</text:span><text:span text:style-name="T33_6"><text:s/></text:span><text:span text:style-name="T33_7">windows</text:span></text:p>
        </text:list-item>
        <text:list-item>
          <text:p text:style-name="P34"><text:span text:style-name="T34_1">color</text:span><text:span text:style-name="T34_2"><text:s/></text:span><text:span text:style-name="T34_3">schema</text:span></text:p>
        </text:list-item>
      </text:list>
      <text:p text:style-name="P35"/>
      <text:p text:style-name="P36"><text:span text:style-name="T36_1">//<text:s/></text:span><text:span text:style-name="T36_2">Console</text:span><text:span text:style-name="T36_3"><text:s/></text:span><text:span text:style-name="T36_4">app</text:span><text:span text:style-name="T36_5">:<text:s/>“</text:span><text:span text:style-name="T36_6">Hello</text:span><text:span text:style-name="T36_7"><text:s/></text:span><text:span text:style-name="T36_8">World</text:span><text:span text:style-name="T36_9">!”</text:span></text:p>
      <text:p text:style-name="P37"><text:span text:style-name="T37_1">class</text:span></text:p>
      <text:p text:style-name="P38"><text:span text:style-name="T38_1">method</text:span></text:p>
      <text:p text:style-name="P39"><text:span text:style-name="T39_1">namespace</text:span></text:p>
      <text:p text:style-name="P40"><text:span text:style-name="T40_1">using</text:span></text:p>
      <text:p text:style-name="P41"><text:span text:style-name="T41_1">//</text:span></text:p>
      <text:p text:style-name="P42"/>
      <text:h text:style-name="P43" text:outline-level="10"><text:bookmark-start text:name="h.8aqrnf6i1kzh"/><text:bookmark-end text:name="h.8aqrnf6i1kzh"/><text:span text:style-name="T43_1">Compilation</text:span><text:span text:style-name="T43_2"><text:s/></text:span><text:span text:style-name="T43_3">and</text:span><text:span text:style-name="T43_4"><text:s/></text:span><text:span text:style-name="T43_5">the</text:span><text:span text:style-name="T43_6"><text:s/></text:span><text:span text:style-name="T43_7">compiler</text:span><text:span text:style-name="T43_8"><text:s/>(</text:span><text:span text:style-name="T43_9">csc</text:span><text:span text:style-name="T43_10">.</text:span><text:span text:style-name="T43_11">exe</text:span><text:span text:style-name="T43_12">)</text:span></text:h>
      <text:p text:style-name="P44"><text:span text:style-name="T44_1">C</text:span><text:span text:style-name="T44_2">#<text:s text:c="2"/>--<text:s/></text:span><text:span text:style-name="T44_3">CSC</text:span><text:span text:style-name="T44_4"><text:s/>--&gt;<text:s text:c="2"/></text:span><text:span text:style-name="T44_5">MS</text:span><text:span text:style-name="T44_6"><text:s/></text:span><text:span text:style-name="T44_7">IL</text:span><text:span text:style-name="T44_8"><text:s/></text:span><text:span text:style-name="T44_9">code</text:span><text:span text:style-name="T44_10"><text:s/>--<text:s/></text:span><text:span text:style-name="T44_11">CLR</text:span><text:span text:style-name="T44_12"><text:s/>--&gt;<text:s/></text:span><text:span text:style-name="T44_13">native</text:span><text:span text:style-name="T44_14"><text:s/></text:span><text:span text:style-name="T44_15">code</text:span></text:p>
      <text:p text:style-name="P45"/>
      <text:h text:style-name="P46" text:outline-level="10"><text:bookmark-start text:name="h.f1i4hhrzrh7y"/><text:bookmark-end text:name="h.f1i4hhrzrh7y"/><text:span text:style-name="T46_1">Solution</text:span><text:span text:style-name="T46_2"><text:s/></text:span><text:span text:style-name="T46_3">Explorer</text:span><text:span text:style-name="T46_4"><text:s/>(</text:span><text:span text:style-name="T46_5">Ctrl</text:span><text:span text:style-name="T46_6">+</text:span><text:span text:style-name="T46_7">W</text:span><text:span text:style-name="T46_8">,<text:s/></text:span><text:span text:style-name="T46_9">S</text:span><text:span text:style-name="T46_10">)</text:span></text:h>
      <text:p text:style-name="P47"><text:span text:style-name="T47_1">projects</text:span></text:p>
      <text:p text:style-name="P48"><text:span text:style-name="T48_1">solution</text:span></text:p>
      <text:p text:style-name="P49"><text:span text:style-name="T49_1">.</text:span><text:span text:style-name="T49_2">cs</text:span><text:span text:style-name="T49_3"><text:s/></text:span><text:span text:style-name="T49_4">files</text:span></text:p>
      <text:p text:style-name="P50"><text:span text:style-name="T50_1">activate</text:span><text:span text:style-name="T50_2"><text:s/></text:span><text:span text:style-name="T50_3">document</text:span><text:span text:style-name="T50_4"><text:s/></text:span><text:span text:style-name="T50_5">window</text:span><text:span text:style-name="T50_6"><text:s/>(</text:span><text:span text:style-name="T50_7">Esc</text:span><text:span text:style-name="T50_8">)</text:span></text:p>
      <text:p text:style-name="P51"><text:span text:style-name="T51_1">close</text:span><text:span text:style-name="T51_2"><text:s/></text:span><text:span text:style-name="T51_3">document</text:span><text:span text:style-name="T51_4"><text:s/></text:span><text:span text:style-name="T51_5">window</text:span><text:span text:style-name="T51_6"><text:s/>(</text:span><text:span text:style-name="T51_7">Ctrl</text:span><text:span text:style-name="T51_8">+</text:span><text:span text:style-name="T51_9">F</text:span><text:span text:style-name="T51_10">4)</text:span></text:p>
      <text:p text:style-name="P52"><text:span text:style-name="T52_1">next</text:span><text:span text:style-name="T52_2"><text:s/></text:span><text:span text:style-name="T52_3">document</text:span><text:span text:style-name="T52_4"><text:s/></text:span><text:span text:style-name="T52_5">window</text:span><text:span text:style-name="T52_6"><text:s/>(</text:span><text:span text:style-name="T52_7">Ctrl</text:span><text:span text:style-name="T52_8">+</text:span><text:span text:style-name="T52_9">Tab</text:span><text:span text:style-name="T52_10">)</text:span></text:p>
      <text:p text:style-name="P53"><text:span text:style-name="T53_1">sync</text:span><text:span text:style-name="T53_2"><text:s/></text:span><text:span text:style-name="T53_3">with</text:span><text:span text:style-name="T53_4"><text:s/></text:span><text:span text:style-name="T53_5">active</text:span><text:span text:style-name="T53_6"><text:s/></text:span><text:span text:style-name="T53_7">document</text:span><text:span text:style-name="T53_8"><text:s/>(</text:span><text:span text:style-name="T53_9">Ctrl</text:span><text:span text:style-name="T53_10">+[,<text:s/></text:span><text:span text:style-name="T53_11">Ctrl</text:span><text:span text:style-name="T53_12">+</text:span><text:span text:style-name="T53_13">S</text:span><text:span text:style-name="T53_14">)</text:span></text:p>
      <text:p text:style-name="P54"><text:span text:style-name="T54_1">Quick</text:span><text:span text:style-name="T54_2"><text:s/></text:span><text:span text:style-name="T54_3">Launch</text:span><text:span text:style-name="T54_4"><text:s/></text:span><text:span text:style-name="T54_5">Box</text:span><text:span text:style-name="T54_6"><text:s/>(</text:span><text:span text:style-name="T54_7">Ctrl</text:span><text:span text:style-name="T54_8">+</text:span><text:span text:style-name="T54_9">Q</text:span><text:span text:style-name="T54_10">)</text:span></text:p>
      <text:p text:style-name="P55"><text:span text:style-name="T55_1">Build</text:span><text:span text:style-name="T55_2"><text:s/></text:span><text:span text:style-name="T55_3">profiles</text:span><text:span text:style-name="T55_4"><text:s/>(</text:span><text:span text:style-name="T55_5">Debug</text:span><text:span text:style-name="T55_6">,<text:s/></text:span><text:span text:style-name="T55_7">Release</text:span><text:span text:style-name="T55_8">)</text:span></text:p>
      <text:p text:style-name="P56"/>
      <text:h text:style-name="P57" text:outline-level="10"><text:bookmark-start text:name="h.my2ka6kp0ef8"/><text:bookmark-end text:name="h.my2ka6kp0ef8"/><text:span text:style-name="T57_1">Debugging</text:span></text:h>
      <text:p text:style-name="P58"><text:span text:style-name="T58_1">//<text:s/></text:span><text:span text:style-name="T58_2">Console</text:span><text:span text:style-name="T58_3"><text:s/></text:span><text:span text:style-name="T58_4">app</text:span><text:span text:style-name="T58_5">:<text:s/>“</text:span><text:span text:style-name="T58_6">Hello</text:span><text:span text:style-name="T58_7"><text:s/></text:span><text:span text:style-name="T58_8">World</text:span><text:span text:style-name="T58_9">!”</text:span></text:p>
      <text:p text:style-name="P59"><text:span text:style-name="T59_1">parameters</text:span></text:p>
      <text:p text:style-name="P60"><text:span text:style-name="T60_1">{<text:s/>}<text:s/></text:span><text:span text:style-name="T60_2">curly</text:span><text:span text:style-name="T60_3"><text:s/></text:span><text:span text:style-name="T60_4">braces</text:span></text:p>
      <text:p text:style-name="P61"><text:span text:style-name="T61_1">;<text:s/></text:span><text:span text:style-name="T61_2">semicolon</text:span></text:p>
      <text:p text:style-name="P62"><text:span text:style-name="T62_1">squiggles</text:span></text:p>
      <text:p text:style-name="P63"><text:span text:style-name="T63_1">Error</text:span><text:span text:style-name="T63_2"><text:s/></text:span><text:span text:style-name="T63_3">List</text:span><text:span text:style-name="T63_4"><text:s/>(</text:span><text:span text:style-name="T63_5">Ctrl</text:span><text:span text:style-name="T63_6">+</text:span><text:span text:style-name="T63_7">W</text:span><text:span text:style-name="T63_8">,<text:s/></text:span><text:span text:style-name="T63_9">E</text:span><text:span text:style-name="T63_10">)</text:span></text:p>
      <text:p text:style-name="P64"><text:span text:style-name="T64_1">next</text:span><text:span text:style-name="T64_2"><text:s/></text:span><text:span text:style-name="T64_3">error</text:span><text:span text:style-name="T64_4"><text:s/>(</text:span><text:span text:style-name="T64_5">Ctrl</text:span><text:span text:style-name="T64_6">+</text:span><text:span text:style-name="T64_7">Shift</text:span><text:span text:style-name="T64_8">+</text:span><text:span text:style-name="T64_9">F</text:span><text:span text:style-name="T64_10">12)</text:span></text:p>
      <text:p text:style-name="P65"><text:span text:style-name="T65_1">Build</text:span><text:span text:style-name="T65_2"><text:s/></text:span><text:span text:style-name="T65_3">Solution</text:span><text:span text:style-name="T65_4"><text:s/>(</text:span><text:span text:style-name="T65_5">F</text:span><text:span text:style-name="T65_6">6)</text:span></text:p>
      <text:p text:style-name="P66"><text:span text:style-name="T66_1">Start</text:span><text:span text:style-name="T66_2"><text:s/></text:span><text:span text:style-name="T66_3">Debugging</text:span><text:span text:style-name="T66_4"><text:s/>(</text:span><text:span text:style-name="T66_5">F</text:span><text:span text:style-name="T66_6">5)</text:span></text:p>
      <text:p text:style-name="P67"><text:span text:style-name="T67_1">Start</text:span><text:span text:style-name="T67_2"><text:s/></text:span><text:span text:style-name="T67_3">Without</text:span><text:span text:style-name="T67_4"><text:s/></text:span><text:span text:style-name="T67_5">Debugging</text:span><text:span text:style-name="T67_6"><text:s/>(</text:span><text:span text:style-name="T67_7">Ctrl</text:span><text:span text:style-name="T67_8">+</text:span><text:span text:style-name="T67_9">F</text:span><text:span text:style-name="T67_10">5)</text:span></text:p>
      <text:p text:style-name="P68"><text:span text:style-name="T68_1">exception</text:span></text:p>
      <text:p text:style-name="P69"><text:span text:style-name="T69_1">Add</text:span><text:span text:style-name="T69_2"><text:s/></text:span><text:span text:style-name="T69_3">Breakpoint</text:span><text:span text:style-name="T69_4"><text:s/>(</text:span><text:span text:style-name="T69_5">F</text:span><text:span text:style-name="T69_6">8)</text:span></text:p>
      <text:p text:style-name="P70"><text:span text:style-name="T70_1">IntelliSense</text:span><text:span text:style-name="T70_2"><text:s/>(</text:span><text:span text:style-name="T70_3">mouse</text:span><text:span text:style-name="T70_4"><text:s/></text:span><text:span text:style-name="T70_5">over</text:span><text:span text:style-name="T70_6"><text:s/></text:span><text:span text:style-name="T70_7">a</text:span><text:span text:style-name="T70_8"><text:s/></text:span><text:span text:style-name="T70_9">variable</text:span><text:span text:style-name="T70_10">)</text:span></text:p>
      <text:p text:style-name="P71"><text:span text:style-name="T71_1">Step</text:span><text:span text:style-name="T71_2"><text:s/></text:span><text:span text:style-name="T71_3">Over</text:span><text:span text:style-name="T71_4"><text:s/>(</text:span><text:span text:style-name="T71_5">F</text:span><text:span text:style-name="T71_6">10)</text:span></text:p>
      <text:p text:style-name="P72"><text:span text:style-name="T72_1">Stop</text:span><text:span text:style-name="T72_2"><text:s/></text:span><text:span text:style-name="T72_3">Debugging</text:span><text:span text:style-name="T72_4"><text:s/>(</text:span><text:span text:style-name="T72_5">Shift</text:span><text:span text:style-name="T72_6">+</text:span><text:span text:style-name="T72_7">F</text:span><text:span text:style-name="T72_8">5)</text:span></text:p>
      <text:p text:style-name="P73"><text:span text:style-name="T73_1">project</text:span><text:span text:style-name="T73_2"><text:s/>/<text:s/></text:span><text:span text:style-name="T73_3">Properties</text:span><text:span text:style-name="T73_4"><text:s/>/<text:s/></text:span><text:span text:style-name="T73_5">Debug</text:span><text:span text:style-name="T73_6"><text:s/>/<text:s/></text:span><text:span text:style-name="T73_7">Command</text:span><text:span text:style-name="T73_8"><text:s/></text:span><text:span text:style-name="T73_9">line</text:span><text:span text:style-name="T73_10"><text:s/></text:span><text:span text:style-name="T73_11">arguments</text:span></text:p>
      <text:p text:style-name="P74"><text:span text:style-name="T74_1">Locals</text:span><text:span text:style-name="T74_2"><text:s/>(</text:span><text:span text:style-name="T74_3">Ctrl</text:span><text:span text:style-name="T74_4">+</text:span><text:span text:style-name="T74_5">D</text:span><text:span text:style-name="T74_6">,<text:s/></text:span><text:span text:style-name="T74_7">L</text:span><text:span text:style-name="T74_8">)</text:span></text:p>
      <text:p text:style-name="P75"><text:span text:style-name="T75_1">Watch</text:span><text:span text:style-name="T75_2"><text:s/>(</text:span><text:span text:style-name="T75_3">Ctrl</text:span><text:span text:style-name="T75_4">+</text:span><text:span text:style-name="T75_5">D</text:span><text:span text:style-name="T75_6">,<text:s/></text:span><text:span text:style-name="T75_7">W</text:span><text:span text:style-name="T75_8">)</text:span></text:p>
      <text:p text:style-name="P76"><text:span text:style-name="T76_1">$</text:span><text:span text:style-name="T76_2">exception</text:span></text:p>
      <text:p text:style-name="P77"><text:span text:style-name="T77_1">$</text:span><text:span text:style-name="T77_2">ReturnValue</text:span></text:p>
      <text:p text:style-name="P78"><text:span text:style-name="T78_1">//</text:span></text:p>
      <text:p text:style-name="P79"/>
      <text:h text:style-name="P80" text:outline-level="10"><text:bookmark-start text:name="h.rjkjaig42mxm"/><text:bookmark-end text:name="h.rjkjaig42mxm"/><text:span text:style-name="T80_1">Types</text:span></text:h>
      <text:p text:style-name="P81"><text:span text:style-name="T81_1">write</text:span><text:span text:style-name="T81_2"><text:s/></text:span><text:span text:style-name="T81_3">a</text:span><text:span text:style-name="T81_4"><text:s/></text:span><text:span text:style-name="T81_5">class</text:span><text:span text:style-name="T81_6"><text:s/></text:span><text:span text:style-name="T81_7">to</text:span><text:span text:style-name="T81_8"><text:s/></text:span><text:span text:style-name="T81_9">create</text:span><text:span text:style-name="T81_10"><text:s/></text:span><text:span text:style-name="T81_11">a</text:span><text:span text:style-name="T81_12"><text:s/></text:span><text:span text:style-name="T81_13">new</text:span><text:span text:style-name="T81_14"><text:s/></text:span><text:span text:style-name="T81_15">type</text:span></text:p>
      <text:p text:style-name="P82"><text:span text:style-name="T82_1">C</text:span><text:span text:style-name="T82_2">#<text:s/></text:span><text:span text:style-name="T82_3">is</text:span><text:span text:style-name="T82_4"><text:s/></text:span><text:span text:style-name="T82_5">strongly</text:span><text:span text:style-name="T82_6"><text:s/></text:span><text:span text:style-name="T82_7">typed</text:span></text:p>
      <text:p text:style-name="P83"><text:span text:style-name="T83_1">primitive</text:span><text:span text:style-name="T83_2"><text:s/></text:span><text:span text:style-name="T83_3">types</text:span><text:span text:style-name="T83_4"><text:s/>(</text:span><text:span text:style-name="T83_5">defined</text:span><text:span text:style-name="T83_6"><text:s/></text:span><text:span text:style-name="T83_7">by</text:span><text:span text:style-name="T83_8"><text:s/></text:span><text:span text:style-name="T83_9">CLI</text:span><text:span text:style-name="T83_10">):<text:s/></text:span><text:span text:style-name="T83_11">Boolean</text:span><text:span text:style-name="T83_12">,<text:s/></text:span><text:span text:style-name="T83_13">Int</text:span><text:span text:style-name="T83_14">32,<text:s/></text:span><text:span text:style-name="T83_15">Single</text:span><text:span text:style-name="T83_16">,<text:s/></text:span><text:span text:style-name="T83_17">Char</text:span><text:span text:style-name="T83_18">,<text:s/></text:span><text:span text:style-name="T83_19">etc</text:span><text:span text:style-name="T83_20">.</text:span></text:p>
      <text:p text:style-name="P84"><text:span text:style-name="T84_1">value</text:span><text:span text:style-name="T84_2"><text:s/></text:span><text:span text:style-name="T84_3">types</text:span><text:span text:style-name="T84_4"><text:s/>(</text:span><text:span text:style-name="T84_5">defined</text:span><text:span text:style-name="T84_6"><text:s/></text:span><text:span text:style-name="T84_7">by</text:span><text:span text:style-name="T84_8"><text:s/></text:span><text:span text:style-name="T84_9">the</text:span><text:span text:style-name="T84_10"><text:s/></text:span><text:span text:style-name="T84_11">language</text:span><text:span text:style-name="T84_12">):<text:s/></text:span><text:span text:style-name="T84_13">value</text:span><text:span text:style-name="T84_14"><text:s/></text:span><text:span text:style-name="T84_15">types</text:span><text:span text:style-name="T84_16"><text:s/></text:span><text:span text:style-name="T84_17">that</text:span><text:span text:style-name="T84_18"><text:s/></text:span><text:span text:style-name="T84_19">have</text:span><text:span text:style-name="T84_20"><text:s/></text:span><text:span text:style-name="T84_21">a</text:span><text:span text:style-name="T84_22"><text:s/></text:span><text:span text:style-name="T84_23">keyword</text:span><text:span text:style-name="T84_24"><text:s/></text:span><text:span text:style-name="T84_25">alias</text:span><text:span text:style-name="T84_26"><text:s/></text:span><text:span text:style-name="T84_27">in</text:span><text:span text:style-name="T84_28"><text:s/></text:span><text:span text:style-name="T84_29">C</text:span><text:span text:style-name="T84_30">#,<text:s/></text:span><text:span text:style-name="T84_31">eg</text:span><text:span text:style-name="T84_32">.<text:s/></text:span><text:span text:style-name="T84_33">bool</text:span><text:span text:style-name="T84_34">,<text:s/></text:span><text:span text:style-name="T84_35">int</text:span><text:span text:style-name="T84_36">,<text:s/></text:span><text:span text:style-name="T84_37">float</text:span><text:span text:style-name="T84_38">,<text:s/></text:span><text:span text:style-name="T84_39">char</text:span><text:span text:style-name="T84_40">,<text:s/></text:span><text:span text:style-name="T84_41">etc</text:span><text:span text:style-name="T84_42">.</text:span></text:p>
      <text:p text:style-name="P85"><text:span text:style-name="T85_1">They</text:span><text:span text:style-name="T85_2"><text:s/></text:span><text:span text:style-name="T85_3">are</text:span><text:span text:style-name="T85_4"><text:s/></text:span><text:span text:style-name="T85_5">not</text:span><text:span text:style-name="T85_6"><text:s/></text:span><text:span text:style-name="T85_7">interchangeable</text:span><text:span text:style-name="T85_8"><text:s/></text:span><text:span text:style-name="T85_9">as</text:span><text:span text:style-name="T85_10"><text:s/></text:span><text:span text:style-name="T85_11">object</text:span><text:span text:style-name="T85_12"><text:s/>(</text:span><text:span text:style-name="T85_13">System</text:span><text:span text:style-name="T85_14">.</text:span><text:span text:style-name="T85_15">Object</text:span><text:span text:style-name="T85_16">)<text:s/></text:span><text:span text:style-name="T85_17">is</text:span><text:span text:style-name="T85_18"><text:s/></text:span><text:span text:style-name="T85_19">a</text:span><text:span text:style-name="T85_20"><text:s/></text:span><text:span text:style-name="T85_21">primitive</text:span><text:span text:style-name="T85_22"><text:s/></text:span><text:span text:style-name="T85_23">type</text:span><text:span text:style-name="T85_24"><text:s/></text:span><text:span text:style-name="T85_25">but</text:span><text:span text:style-name="T85_26"><text:s/></text:span><text:span text:style-name="T85_27">not</text:span><text:span text:style-name="T85_28"><text:s/></text:span><text:span text:style-name="T85_29">a</text:span><text:span text:style-name="T85_30"><text:s/></text:span><text:span text:style-name="T85_31">value</text:span><text:span text:style-name="T85_32"><text:s/></text:span><text:span text:style-name="T85_33">type</text:span><text:span text:style-name="T85_34">,<text:s/></text:span><text:span text:style-name="T85_35">and</text:span><text:span text:style-name="T85_36"><text:s/></text:span><text:span text:style-name="T85_37">structs</text:span><text:span text:style-name="T85_38"><text:s/></text:span><text:span text:style-name="T85_39">are</text:span><text:span text:style-name="T85_40"><text:s/></text:span><text:span text:style-name="T85_41">value</text:span><text:span text:style-name="T85_42"><text:s/></text:span><text:span text:style-name="T85_43">types</text:span><text:span text:style-name="T85_44"><text:s/></text:span><text:span text:style-name="T85_45">but</text:span><text:span text:style-name="T85_46"><text:s/></text:span><text:span text:style-name="T85_47">not</text:span><text:span text:style-name="T85_48"><text:s/></text:span><text:span text:style-name="T85_49">primitive</text:span><text:span text:style-name="T85_50">.</text:span></text:p>
      <text:p text:style-name="P86"><text:span text:style-name="T86_1">//</text:span><text:span text:style-name="T86_2"><text:s/></text:span><text:span text:style-name="T86_3">Console</text:span><text:span text:style-name="T86_4"><text:s/></text:span><text:span text:style-name="T86_5">app</text:span><text:span text:style-name="T86_6">:<text:s/>“</text:span><text:span text:style-name="T86_7">Hello</text:span><text:span text:style-name="T86_8"><text:s/></text:span><text:span text:style-name="T86_9">World</text:span><text:span text:style-name="T86_10">!”</text:span></text:p>
      <text:p text:style-name="P87"><text:span text:style-name="T87_1">Console</text:span><text:span text:style-name="T87_2">.</text:span><text:span text:style-name="T87_3">ReadLine</text:span><text:span text:style-name="T87_4">()</text:span></text:p>
      <text:p text:style-name="P88"><text:span text:style-name="T88_1">condition</text:span><text:span text:style-name="T88_2">:<text:s/></text:span><text:span text:style-name="T88_3">if</text:span><text:span text:style-name="T88_4"><text:s/>/<text:s/></text:span><text:span text:style-name="T88_5">then</text:span><text:span text:style-name="T88_6"><text:s/>/<text:s/></text:span><text:span text:style-name="T88_7">else</text:span></text:p>
      <text:p text:style-name="P89"><text:span text:style-name="T89_1">Int</text:span><text:span text:style-name="T89_2">32.</text:span><text:span text:style-name="T89_3">Parse</text:span><text:span text:style-name="T89_4">()</text:span></text:p>
      <text:p text:style-name="P90"><text:span text:style-name="T90_1">//</text:span></text:p>
      <text:p text:style-name="P91"/>
      <text:h text:style-name="P92" text:outline-level="10"><text:bookmark-start text:name="h.tsl76x11epf1"/><text:bookmark-end text:name="h.tsl76x11epf1"/><text:span text:style-name="T92_1">Class</text:span><text:span text:style-name="T92_2"><text:s/></text:span><text:span text:style-name="T92_3">Definitions</text:span></text:h>
      <text:p text:style-name="P93"><text:span text:style-name="T93_1">Class</text:span><text:span text:style-name="T93_2"><text:s/>~<text:s/></text:span><text:span text:style-name="T93_3">noun</text:span></text:p>
      <text:p text:style-name="P94"><text:span text:style-name="T94_1">//<text:s/></text:span><text:span text:style-name="T94_2">Console</text:span><text:span text:style-name="T94_3"><text:s/></text:span><text:span text:style-name="T94_4">app</text:span><text:span text:style-name="T94_5">:<text:s/>“</text:span><text:span text:style-name="T94_6">Movies</text:span><text:span text:style-name="T94_7">”</text:span></text:p>
      <text:p text:style-name="P95"><text:span text:style-name="T95_1">add</text:span><text:span text:style-name="T95_2"><text:s/></text:span><text:span text:style-name="T95_3">class</text:span><text:span text:style-name="T95_4">:<text:s/></text:span><text:span text:style-name="T95_5">Solution</text:span><text:span text:style-name="T95_6"><text:s/></text:span><text:span text:style-name="T95_7">Explorer</text:span><text:span text:style-name="T95_8"><text:s/>/<text:s/></text:span><text:span text:style-name="T95_9">Add</text:span><text:span text:style-name="T95_10"><text:s/>/<text:s/></text:span><text:span text:style-name="T95_11">Class</text:span><text:span text:style-name="T95_12"><text:s/>/<text:s/></text:span><text:span text:style-name="T95_13">MovieManager</text:span></text:p>
      <text:p text:style-name="P96"><text:span text:style-name="T96_1">class</text:span><text:span text:style-name="T96_2"><text:s/></text:span><text:span text:style-name="T96_3">members</text:span><text:span text:style-name="T96_4">:<text:s/></text:span></text:p>
      <text:list text:style-name="LS7" xml:id="list19">
        <text:list-item>
          <text:p text:style-name="P97"><text:span text:style-name="T97_1">state</text:span><text:span text:style-name="T97_2">:<text:s/></text:span><text:span text:style-name="T97_3">variables</text:span><text:span text:style-name="T97_4"><text:s/></text:span><text:span text:style-name="T97_5">and</text:span><text:span text:style-name="T97_6"><text:s/></text:span><text:span text:style-name="T97_7">properties</text:span></text:p>
        </text:list-item>
        <text:list-item>
          <text:p text:style-name="P98"><text:span text:style-name="T98_1">behavior</text:span><text:span text:style-name="T98_2">:<text:s/></text:span><text:span text:style-name="T98_3">methods</text:span></text:p>
        </text:list-item>
      </text:list>
      <text:p text:style-name="P99"><text:span text:style-name="T99_1">add</text:span><text:span text:style-name="T99_2"><text:s/></text:span><text:span text:style-name="T99_3">method</text:span><text:span text:style-name="T99_4">:<text:s/></text:span><text:span text:style-name="T99_5">AddMovie</text:span><text:span text:style-name="T99_6">(</text:span><text:span text:style-name="T99_7">string</text:span><text:span text:style-name="T99_8"><text:s/></text:span><text:span text:style-name="T99_9">title</text:span><text:span text:style-name="T99_10">)</text:span></text:p>
      <text:p text:style-name="P100"><text:span text:style-name="T100_1">scope</text:span><text:span text:style-name="T100_2"><text:s/></text:span><text:span text:style-name="T100_3">of</text:span><text:span text:style-name="T100_4"><text:s/></text:span><text:span text:style-name="T100_5">title</text:span><text:span text:style-name="T100_6"><text:s/></text:span><text:span text:style-name="T100_7">between</text:span><text:span text:style-name="T100_8"><text:s/>{<text:s/>}</text:span></text:p>
      <text:p text:style-name="P101"><text:span text:style-name="T101_1">add</text:span><text:span text:style-name="T101_2"><text:s/></text:span><text:span text:style-name="T101_3">field</text:span><text:span text:style-name="T101_4">:<text:s/></text:span><text:span text:style-name="T101_5">List</text:span><text:span text:style-name="T101_6">&lt;</text:span><text:span text:style-name="T101_7">string</text:span><text:span text:style-name="T101_8">&gt;</text:span></text:p>
      <text:p text:style-name="P102"><text:span text:style-name="T102_1">uninitialize</text:span><text:span text:style-name="T102_2"><text:s/></text:span><text:span text:style-name="T102_3">movieManager</text:span><text:span text:style-name="T102_4">;</text:span></text:p>
      <text:p text:style-name="P103"><text:span text:style-name="T103_1">movieManager</text:span><text:span text:style-name="T103_2">.</text:span><text:span text:style-name="T103_3">AddMovie</text:span><text:span text:style-name="T103_4">()</text:span></text:p>
      <text:p text:style-name="P104"><text:span text:style-name="T104_1">new</text:span></text:p>
      <text:p text:style-name="P105"><text:span text:style-name="T105_1">contructor</text:span><text:span text:style-name="T105_2"><text:s/>(</text:span><text:span text:style-name="T105_3">type</text:span><text:span text:style-name="T105_4"><text:s/></text:span><text:span text:style-name="T105_5">definition</text:span><text:span text:style-name="T105_6"><text:s/></text:span><text:span text:style-name="T105_7">is</text:span><text:span text:style-name="T105_8"><text:s/></text:span><text:span text:style-name="T105_9">the</text:span><text:span text:style-name="T105_10"><text:s/></text:span><text:span text:style-name="T105_11">blueprint</text:span><text:span text:style-name="T105_12">)</text:span></text:p>
      <text:p text:style-name="P106"><text:span text:style-name="T106_1">NullReferenceException</text:span></text:p>
      <text:p text:style-name="P107"><text:span text:style-name="T107_1">null</text:span><text:span text:style-name="T107_2"><text:s/></text:span><text:span text:style-name="T107_3">value</text:span><text:span text:style-name="T107_4"><text:s/>(</text:span><text:span text:style-name="T107_5">doesn</text:span><text:span text:style-name="T107_6">’</text:span><text:span text:style-name="T107_7">t</text:span><text:span text:style-name="T107_8"><text:s/></text:span><text:span text:style-name="T107_9">pont</text:span><text:span text:style-name="T107_10"><text:s/></text:span><text:span text:style-name="T107_11">to</text:span><text:span text:style-name="T107_12"><text:s/></text:span><text:span text:style-name="T107_13">anything</text:span><text:span text:style-name="T107_14">)</text:span></text:p>
      <text:p text:style-name="P108"><text:span text:style-name="T108_1">AddMovie</text:span><text:span text:style-name="T108_2">(31)</text:span></text:p>
      <text:p text:style-name="P109"><text:span text:style-name="T109_1">hover</text:span><text:span text:style-name="T109_2"><text:s/></text:span><text:span text:style-name="T109_3">over</text:span><text:span text:style-name="T109_4"><text:s/></text:span><text:span text:style-name="T109_5">movieManager</text:span></text:p>
      <text:p text:style-name="P110"><text:span text:style-name="T110_1">//</text:span></text:p>
      <text:p text:style-name="P111"/>
      <text:h text:style-name="P112" text:outline-level="10"><text:bookmark-start text:name="h.63iwevsi3912"/><text:bookmark-end text:name="h.63iwevsi3912"/><text:span text:style-name="T112_1">Constructors</text:span></text:h>
      <text:p text:style-name="P113"><text:span text:style-name="T113_1">ctor</text:span><text:span text:style-name="T113_2"><text:s/></text:span><text:span text:style-name="T113_3">code</text:span><text:span text:style-name="T113_4"><text:s/></text:span><text:span text:style-name="T113_5">snippet</text:span></text:p>
      <text:p text:style-name="P114"><text:span text:style-name="T114_1">with</text:span><text:span text:style-name="T114_2"><text:s/></text:span><text:span text:style-name="T114_3">and</text:span><text:span text:style-name="T114_4"><text:s/></text:span><text:span text:style-name="T114_5">without</text:span><text:span text:style-name="T114_6"><text:s/></text:span><text:span text:style-name="T114_7">parameter</text:span></text:p>
      <text:p text:style-name="P115"><text:span text:style-name="T115_1">Movie</text:span><text:span text:style-name="T115_2">(</text:span><text:span text:style-name="T115_3">string</text:span><text:span text:style-name="T115_4"><text:s/></text:span><text:span text:style-name="T115_5">title</text:span><text:span text:style-name="T115_6">)</text:span></text:p>
      <text:p text:style-name="P116"><text:span text:style-name="T116_1">initialize</text:span><text:span text:style-name="T116_2"><text:s/></text:span><text:span text:style-name="T116_3">variables</text:span></text:p>
      <text:p text:style-name="P117"/>
      <text:h text:style-name="P118" text:outline-level="10"><text:bookmark-start text:name="h.loimyyq2gphw"/><text:bookmark-end text:name="h.loimyyq2gphw"/><text:span text:style-name="T118_1">Class</text:span><text:span text:style-name="T118_2"><text:s/></text:span><text:span text:style-name="T118_3">and</text:span><text:span text:style-name="T118_4"><text:s/></text:span><text:span text:style-name="T118_5">Variables</text:span></text:h>
      <text:p text:style-name="P119"><text:span text:style-name="T119_1">create</text:span><text:span text:style-name="T119_2"><text:s/></text:span><text:span text:style-name="T119_3">a</text:span><text:span text:style-name="T119_4"><text:s/></text:span><text:span text:style-name="T119_5">new</text:span><text:span text:style-name="T119_6"><text:s/></text:span><text:span text:style-name="T119_7">instance</text:span><text:span text:style-name="T119_8"><text:s/></text:span><text:span text:style-name="T119_9">of</text:span><text:span text:style-name="T119_10"><text:s/></text:span><text:span text:style-name="T119_11">the</text:span><text:span text:style-name="T119_12"><text:s/></text:span><text:span text:style-name="T119_13">MovieManager</text:span><text:span text:style-name="T119_14"><text:s/></text:span><text:span text:style-name="T119_15">to</text:span><text:span text:style-name="T119_16"><text:s/></text:span><text:span text:style-name="T119_17">the</text:span><text:span text:style-name="T119_18"><text:s/></text:span><text:span text:style-name="T119_19">same</text:span><text:span text:style-name="T119_20"><text:s/></text:span><text:span text:style-name="T119_21">variable</text:span><text:span text:style-name="T119_22">,<text:s/></text:span><text:span text:style-name="T119_23">debug</text:span></text:p>
      <text:p text:style-name="P120"><text:span text:style-name="T120_1">garbage</text:span><text:span text:style-name="T120_2"><text:s/>(</text:span><text:span text:style-name="T120_3">lost</text:span><text:span text:style-name="T120_4"><text:s/></text:span><text:span text:style-name="T120_5">instances</text:span><text:span text:style-name="T120_6">)</text:span></text:p>
      <text:p text:style-name="P121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Courier New" svg:font-family="Courier New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2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2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2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3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3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3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4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4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4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5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5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5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6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6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6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7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7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7Level8" text:level="9">
        <style:list-level-properties text:space-before="11.112cm" text:min-label-width="0.318cm" fo:text-align="start"/>
        <style:text-properties style:text-underline-style="none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9.7cm" fo:page-height="21.001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